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hatch" draw:fill-hatch-name="Black_20_45_20_Degrees_20_Wide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67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6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5" style:family="paragraph">
      <style:paragraph-properties fo:text-align="center"/>
      <style:text-properties fo:font-family="'Times New Roman'" style:font-family-generic="roman" style:font-pitch="variable" fo:font-weight="normal" style:font-weight-asian="normal" style:font-weight-complex="normal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13.97cm" svg:x="9.525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34cm" svg:height="1.27cm" svg:x="14.446cm" svg:y="12.2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34cm" svg:height="1.27cm" svg:x="14.763cm" svg:y="6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28cm" svg:height="1.429cm" svg:x="12.223cm" svg:y="9.4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97cm" svg:height="8.255cm" svg:x="19.05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27cm" svg:x="19.685cm" svg:y="12.7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1.27cm" svg:x="19.685cm" svg:y="16.51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1.27cm" svg:x="28.575cm" svg:y="12.7cm">
          <text:p text:style-name="P1"><text:span text:style-name="T1">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81cm" svg:height="1.27cm" svg:x="28.575cm" svg:y="16.51cm">
          <text:p text:style-name="P1"><text:span text:style-name="T1">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3.495cm" svg:y1="13.335cm" svg:x2="28.575cm" svg:y2="13.335cm">
          <text:p/>
        </draw:line>
        <draw:frame draw:style-name="gr6" draw:text-style-name="P3" draw:layer="layout" svg:width="4.265cm" svg:height="0.954cm" svg:x="23.833cm" svg:y="12.381cm">
          <draw:text-box>
            <text:p text:style-name="P3"><text:span text:style-name="T1">property shape</text:span></text:p>
          </draw:text-box>
        </draw:frame>
        <draw:line draw:style-name="gr5" draw:text-style-name="P2" draw:layer="layout" svg:x1="23.495cm" svg:y1="17.146cm" svg:x2="28.575cm" svg:y2="17.146cm">
          <text:p/>
        </draw:line>
        <draw:frame draw:style-name="gr6" draw:text-style-name="P3" draw:layer="layout" svg:width="4.265cm" svg:height="0.954cm" svg:x="23.833cm" svg:y="16.192cm">
          <draw:text-box>
            <text:p text:style-name="P3"><text:span text:style-name="T1">property shape</text:span></text:p>
          </draw:text-box>
        </draw:frame>
        <draw:line draw:style-name="gr5" draw:text-style-name="P2" draw:layer="layout" svg:x1="21.59cm" svg:y1="13.97cm" svg:x2="21.59cm" svg:y2="16.51cm">
          <text:p/>
        </draw:line>
        <draw:frame draw:style-name="gr6" draw:text-style-name="P3" draw:layer="layout" svg:width="3.364cm" svg:height="1.657cm" svg:x="21.59cm" svg:y="14.376cm">
          <draw:text-box>
            <text:p text:style-name="P3">preposition</text:p>
            <text:p text:style-name="P3">on</text:p>
          </draw:text-box>
        </draw:frame>
        <draw:custom-shape draw:style-name="gr7" draw:text-style-name="P1" draw:layer="layout" svg:width="3.81cm" svg:height="1.27cm" svg:x="10.16cm" svg:y="7.62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065cm" svg:y1="8.89cm" svg:x2="12.065cm" svg:y2="11.43cm">
          <text:p/>
        </draw:line>
        <draw:frame draw:style-name="gr8" draw:text-style-name="P3" draw:layer="layout" svg:width="4.603cm" svg:height="1.657cm" svg:x="12.065cm" svg:y="9.266cm">
          <draw:text-box>
            <text:p text:style-name="P3">relation</text:p>
            <text:p text:style-name="P3">fails-to-achieve</text:p>
          </draw:text-box>
        </draw:frame>
        <draw:custom-shape draw:style-name="gr7" draw:text-style-name="P1" draw:layer="layout" svg:width="3.81cm" svg:height="1.27cm" svg:x="19.074cm" svg:y="7.629cm">
          <text:p text:style-name="P1"><text:span text:style-name="T1">pla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97cm" svg:y1="8.24cm" svg:x2="19.05cm" svg:y2="8.24cm">
          <text:p/>
        </draw:line>
        <draw:frame draw:style-name="gr6" draw:text-style-name="P1" draw:layer="layout" svg:width="3.825cm" svg:height="1.657cm" svg:x="14.605cm" svg:y="6.626cm">
          <draw:text-box>
            <text:p text:style-name="P1"><text:span text:style-name="T1">property</text:span></text:p>
            <text:p text:style-name="P1"><text:span text:style-name="T1">unique-name</text:span></text:p>
          </draw:text-box>
        </draw:frame>
        <draw:custom-shape draw:style-name="gr7" draw:text-style-name="P1" draw:layer="layout" svg:width="3.81cm" svg:height="1.27cm" svg:x="10.16cm" svg:y="11.43cm">
          <text:p text:style-name="P1"><text:span text:style-name="T1">Go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97cm" svg:y1="12.065cm" svg:x2="19.05cm" svg:y2="12.065cm">
          <text:p/>
        </draw:line>
        <draw:frame draw:style-name="gr6" draw:text-style-name="P1" draw:layer="layout" svg:width="3.512cm" svg:height="1.657cm" svg:x="14.426cm" svg:y="11.995cm">
          <draw:text-box>
            <text:p text:style-name="P1">property</text:p>
            <text:p text:style-name="P1">partial-state</text:p>
          </draw:text-box>
        </draw:frame>
        <draw:custom-shape draw:style-name="gr4" draw:text-style-name="P1" draw:layer="layout" svg:width="3.81cm" svg:height="1.27cm" svg:x="0.635cm" svg:y="2.575cm">
          <text:p text:style-name="P1"><text:span text:style-name="T1">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.54cm" svg:y1="3.81cm" svg:x2="2.54cm" svg:y2="6.35cm">
          <text:p/>
        </draw:line>
        <draw:frame draw:style-name="gr8" draw:text-style-name="P3" draw:layer="layout" svg:width="5.873cm" svg:height="1.657cm" svg:x="2.54cm" svg:y="4.127cm">
          <draw:text-box>
            <text:p text:style-name="P3">relation</text:p>
            <text:p text:style-name="P3">fails-to-avoid</text:p>
          </draw:text-box>
        </draw:frame>
        <draw:custom-shape draw:style-name="gr4" draw:text-style-name="P1" draw:layer="layout" svg:width="3.81cm" svg:height="1.27cm" svg:x="9.525cm" svg:y="2.54cm">
          <text:p text:style-name="P1"><text:span text:style-name="T1">plan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445cm" svg:y1="3.175cm" svg:x2="9.525cm" svg:y2="3.175cm">
          <text:p/>
        </draw:line>
        <draw:frame draw:style-name="gr6" draw:text-style-name="P1" draw:layer="layout" svg:width="3.825cm" svg:height="1.657cm" svg:x="5.08cm" svg:y="1.587cm">
          <draw:text-box>
            <text:p text:style-name="P1"><text:span text:style-name="T1">property</text:span></text:p>
            <text:p text:style-name="P1"><text:span text:style-name="T1">unique-name</text:span></text:p>
          </draw:text-box>
        </draw:frame>
        <draw:custom-shape draw:style-name="gr4" draw:text-style-name="P1" draw:layer="layout" svg:width="3.81cm" svg:height="1.27cm" svg:x="0.635cm" svg:y="6.35cm">
          <text:p text:style-name="P1"><text:span text:style-name="T1">Go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445cm" svg:y1="6.985cm" svg:x2="9.525cm" svg:y2="6.985cm">
          <text:p/>
        </draw:line>
        <draw:frame draw:style-name="gr6" draw:text-style-name="P1" draw:layer="layout" svg:width="3.512cm" svg:height="1.657cm" svg:x="4.901cm" svg:y="6.756cm">
          <draw:text-box>
            <text:p text:style-name="P1">property</text:p>
            <text:p text:style-name="P1">partial-state</text:p>
          </draw:text-box>
        </draw:frame>
        <draw:custom-shape draw:style-name="gr9" draw:text-style-name="P1" draw:layer="layout" svg:width="34.29cm" svg:height="19.68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28.128cm" svg:height="3.176cm" svg:x="3.333cm" svg:y="0.157cm">
          <draw:text-box>
            <text:p text:style-name="P4"><text:span text:style-name="T2">“</text:span><text:span text:style-name="T2">Plan-2 fails to avoid the negative goal of Plan-1 failing to achieve the goal of a cube being on a pyramid.”</text:span></text:p>
          </draw:text-box>
        </draw:frame>
        <draw:frame draw:style-name="gr11" draw:text-style-name="P4" draw:layer="layout" svg:width="16.974cm" svg:height="0.954cm" svg:x="13.335cm" svg:y="5.238cm">
          <draw:text-box>
            <text:p text:style-name="P4"><text:span text:style-name="T2">“</text:span><text:span text:style-name="T2">Plan-1 fails to achieve the goal of a cube being on a pyramid.”</text:span></text:p>
          </draw:text-box>
        </draw:frame>
        <draw:frame draw:style-name="gr6" draw:text-style-name="P4" draw:layer="layout" svg:width="7.241cm" svg:height="0.954cm" svg:x="22.542cm" svg:y="10.476cm">
          <draw:text-box>
            <text:p text:style-name="P4"><text:span text:style-name="T2">“</text:span><text:span text:style-name="T2">A cube is on a pyramid.”</text:span></text:p>
          </draw:text-box>
        </draw:frame>
        <draw:custom-shape draw:style-name="gr7" draw:text-style-name="P6" draw:layer="layout" svg:width="1.429cm" svg:height="1.27cm" svg:x="19.684cm" svg:y="10.795cm">
          <text:p text:style-name="P5"><text:span text:style-name="T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429cm" svg:height="1.27cm" svg:x="10.159cm" svg:y="5.715cm">
          <text:p text:style-name="P5"><text:span text:style-name="T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429cm" svg:height="1.27cm" svg:x="0.634cm" svg:y="0.635cm">
          <text:p text:style-name="P5"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4.29cm" fo:page-height="19.6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2-18T15:00:27</meta:creation-date>
    <dc:date>2013-02-18T17:43:02</dc:date>
    <dc:creator>neptune </dc:creator>
    <meta:editing-duration>PT2H26M34S</meta:editing-duration>
    <meta:editing-cycles>10</meta:editing-cycles>
    <meta:generator>LibreOffice/3.5$Linux_X86_64 LibreOffice_project/350m1$Build-2</meta:generator>
    <meta:document-statistic meta:object-count="40"/>
  </office:meta>
</office:document-meta>
</file>